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4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color="#ce181e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ext-properties fo:color="#ce181e" fo:font-style="italic" style:font-style-asian="italic" style:font-style-complex="italic"/>
    </style:style>
    <style:style style:name="ce12" style:family="table-cell" style:parent-style-name="Default">
      <style:table-cell-properties fo:background-color="#fff200"/>
    </style:style>
    <style:style style:name="ce1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ecap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QA Cover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</table:table-row>
        <table:table-row table:style-name="ro1">
          <table:table-cell office:value-type="string" calcext:value-type="string">
            <text:p>Agrotaxon-agrovoc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string" calcext:value-type="string">
            <text:p>Agrotaxon-dbpedia</text:p>
          </table:table-cell>
          <table:table-cell office:value-type="float" office:value="0" calcext:value-type="float">
            <text:p>0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string" calcext:value-type="string">
            <text:p>Agrotaxon-taxref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grovoc-agrotaxon</text:p>
          </table:table-cell>
          <table:table-cell table:number-columns-repeated="4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Agrovoc-dbpedia</text:p>
          </table:table-cell>
          <table:table-cell table:number-columns-repeated="4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Agrovoc-taxre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pedia-agrotaxon</text:p>
          </table:table-cell>
          <table:table-cell table:number-columns-repeated="4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Dbpedia-agrovoc</text:p>
          </table:table-cell>
          <table:table-cell table:number-columns-repeated="4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Dbpedia-taxref</text:p>
          </table:table-cell>
          <table:table-cell table:number-columns-repeated="4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Taxref-agrotaxon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axref-agrovoc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2" office:value-type="float" office:value="0.416666666666667" calcext:value-type="float">
            <text:p>0.416666666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axref-dbpedia</text:p>
          </table:table-cell>
          <table:table-cell office:value-type="float" office:value="0" calcext:value-type="float">
            <text:p>0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table:formula="of:=AVERAGE([.B4:.B15])" office:value-type="float" office:value="0.138888888888889" calcext:value-type="float">
            <text:p>0.138888888888889</text:p>
          </table:table-cell>
          <table:table-cell table:formula="of:=AVERAGE([.C4:.C15])" office:value-type="float" office:value="0.284722222222222" calcext:value-type="float">
            <text:p>0.284722222222222</text:p>
          </table:table-cell>
          <table:table-cell table:formula="of:=AVERAGE([.D4:.D15])" office:value-type="float" office:value="0.263888888888889" calcext:value-type="float">
            <text:p>0.263888888888889</text:p>
          </table:table-cell>
          <table:table-cell table:formula="of:=AVERAGE([.E4:.E15])" office:value-type="float" office:value="0.361111111111111" calcext:value-type="float">
            <text:p>0.36111111111111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</table:table-row>
        <table:table-row table:style-name="ro1">
          <table:table-cell office:value-type="string" calcext:value-type="string">
            <text:p>Agrotaxon-agrovoc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0.392857142857143" calcext:value-type="float">
            <text:p>0.392857142857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rotaxon-dbpedia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95833333333333" calcext:value-type="float">
            <text:p>0.395833333333333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string" calcext:value-type="string">
            <text:p>Agrotaxon-taxref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758620689655172" calcext:value-type="float">
            <text:p>0.758620689655172</text:p>
          </table:table-cell>
          <table:table-cell office:value-type="float" office:value="0.568965517241379" calcext:value-type="float">
            <text:p>0.568965517241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rovoc-agrotaxon</text:p>
          </table:table-cell>
          <table:table-cell office:value-type="float" office:value="0.121212121212121" calcext:value-type="float">
            <text:p>0.121212121212121</text:p>
          </table:table-cell>
          <table:table-cell office:value-type="float" office:value="0.787878787878788" calcext:value-type="float">
            <text:p>0.787878787878788</text:p>
          </table:table-cell>
          <table:table-cell office:value-type="float" office:value="0.5" calcext:value-type="float">
            <text:p>0.5</text:p>
          </table:table-cell>
          <table:table-cell office:value-type="float" office:value="0.909090909090909" calcext:value-type="float">
            <text:p>0.909090909090909</text:p>
          </table:table-cell>
        </table:table-row>
        <table:table-row table:style-name="ro1">
          <table:table-cell office:value-type="string" calcext:value-type="string">
            <text:p>Agrovoc-dbpedia</text:p>
          </table:table-cell>
          <table:table-cell office:value-type="float" office:value="0.0677966101694915" calcext:value-type="float">
            <text:p>0.067796610169492</text:p>
          </table:table-cell>
          <table:table-cell office:value-type="float" office:value="0.271186440677966" calcext:value-type="float">
            <text:p>0.271186440677966</text:p>
          </table:table-cell>
          <table:table-cell office:value-type="float" office:value="0.220338983050847" calcext:value-type="float">
            <text:p>0.220338983050847</text:p>
          </table:table-cell>
          <table:table-cell office:value-type="float" office:value="0.576271186440678" calcext:value-type="float">
            <text:p>0.576271186440678</text:p>
          </table:table-cell>
        </table:table-row>
        <table:table-row table:style-name="ro1">
          <table:table-cell office:value-type="string" calcext:value-type="string">
            <text:p>Agrovoc-taxre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bpedia-agrotaxon</text:p>
          </table:table-cell>
          <table:table-cell office:value-type="float" office:value="0.0618556701030928" calcext:value-type="float">
            <text:p>0.061855670103093</text:p>
          </table:table-cell>
          <table:table-cell office:value-type="float" office:value="0.525773195876289" calcext:value-type="float">
            <text:p>0.525773195876289</text:p>
          </table:table-cell>
          <table:table-cell office:value-type="float" office:value="0.556701030927835" calcext:value-type="float">
            <text:p>0.556701030927835</text:p>
          </table:table-cell>
          <table:table-cell office:value-type="float" office:value="0.88659793814433" calcext:value-type="float">
            <text:p>0.88659793814433</text:p>
          </table:table-cell>
        </table:table-row>
        <table:table-row table:style-name="ro1">
          <table:table-cell office:value-type="string" calcext:value-type="string">
            <text:p>Dbpedia-agrovoc</text:p>
          </table:table-cell>
          <table:table-cell office:value-type="float" office:value="0.0319148936170213" calcext:value-type="float">
            <text:p>0.031914893617021</text:p>
          </table:table-cell>
          <table:table-cell office:value-type="float" office:value="0.468085106382979" calcext:value-type="float">
            <text:p>0.468085106382979</text:p>
          </table:table-cell>
          <table:table-cell office:value-type="float" office:value="0.361702127659574" calcext:value-type="float">
            <text:p>0.361702127659574</text:p>
          </table:table-cell>
          <table:table-cell office:value-type="float" office:value="0.776595744680851" calcext:value-type="float">
            <text:p>0.776595744680851</text:p>
          </table:table-cell>
        </table:table-row>
        <table:table-row table:style-name="ro1">
          <table:table-cell office:value-type="string" calcext:value-type="string">
            <text:p>Dbpedia-taxref</text:p>
          </table:table-cell>
          <table:table-cell office:value-type="float" office:value="0.0329218106995885" calcext:value-type="float">
            <text:p>0.032921810699589</text:p>
          </table:table-cell>
          <table:table-cell office:value-type="float" office:value="0.211934156378601" calcext:value-type="float">
            <text:p>0.211934156378601</text:p>
          </table:table-cell>
          <table:table-cell office:value-type="float" office:value="0.156378600823045" calcext:value-type="float">
            <text:p>0.156378600823045</text:p>
          </table:table-cell>
          <table:table-cell office:value-type="float" office:value="0.938271604938272" calcext:value-type="float">
            <text:p>0.938271604938272</text:p>
          </table:table-cell>
        </table:table-row>
        <table:table-row table:style-name="ro1">
          <table:table-cell office:value-type="string" calcext:value-type="string">
            <text:p>Taxref-agrotaxon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39583333333333" calcext:value-type="float">
            <text:p>0.23958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ref-agrovoc</text:p>
          </table:table-cell>
          <table:table-cell office:value-type="float" office:value="0.0434782608695652" calcext:value-type="float">
            <text:p>0.043478260869565</text:p>
          </table:table-cell>
          <table:table-cell office:value-type="float" office:value="0.326086956521739" calcext:value-type="float">
            <text:p>0.326086956521739</text:p>
          </table:table-cell>
          <table:table-cell office:value-type="float" office:value="0.282608695652174" calcext:value-type="float">
            <text:p>0.282608695652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ref-dbpedia</text:p>
          </table:table-cell>
          <table:table-cell office:value-type="float" office:value="0.036144578313253" calcext:value-type="float">
            <text:p>0.036144578313253</text:p>
          </table:table-cell>
          <table:table-cell office:value-type="float" office:value="0.301204819277108" calcext:value-type="float">
            <text:p>0.301204819277108</text:p>
          </table:table-cell>
          <table:table-cell office:value-type="float" office:value="0.295180722891566" calcext:value-type="float">
            <text:p>0.295180722891566</text:p>
          </table:table-cell>
          <table:table-cell office:value-type="float" office:value="0.987951807228916" calcext:value-type="float">
            <text:p>0.987951807228916</text:p>
          </table:table-cell>
        </table:table-row>
        <table:table-row table:style-name="ro1">
          <table:table-cell/>
          <table:table-cell table:formula="of:=AVERAGE([.B21:.B32])" office:value-type="float" office:value="0.0834736203157691" calcext:value-type="float">
            <text:p>0.083473620315769</text:p>
          </table:table-cell>
          <table:table-cell table:formula="of:=AVERAGE([.C21:.C32])" office:value-type="float" office:value="0.454723693530829" calcext:value-type="float">
            <text:p>0.454723693530829</text:p>
          </table:table-cell>
          <table:table-cell table:formula="of:=AVERAGE([.D21:.D32])" office:value-type="float" office:value="0.362816620100324" calcext:value-type="float">
            <text:p>0.362816620100324</text:p>
          </table:table-cell>
          <table:table-cell table:formula="of:=AVERAGE([.E21:.E32])" office:value-type="float" office:value="0.91399507792642" calcext:value-type="float">
            <text:p>0.91399507792642</text:p>
          </table:table-cell>
        </table:table-row>
      </table:table>
      <table:table table:name="agrotaxon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refscientifi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2:.E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tscientifi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3:.E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derRan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4:.E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rnacular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5:.E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nacularnam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6:.E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xon=includes cereal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SUM([.B7:.E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mily=related{family}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SUM([.B8: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mily=includes gramine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B9:.E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B10: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ngdo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1:.E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2:.E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errank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3:.E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gherrank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4:.E1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ecyRank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5:.E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l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6:.E16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formula="of:=SUM([.B17:.E1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8:.E18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9:.E19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0:.E20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1:.E21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2:.E2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3:.E2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4:.E2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5:.E25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5])" office:value-type="float" office:value="4" calcext:value-type="float">
            <text:p>4</text:p>
          </table:table-cell>
          <table:table-cell table:formula="of:=SUM([.C2:.C25])" office:value-type="float" office:value="14" calcext:value-type="float">
            <text:p>14</text:p>
          </table:table-cell>
          <table:table-cell table:formula="of:=SUM([.D2:.D25])" office:value-type="float" office:value="0" calcext:value-type="float">
            <text:p>0</text:p>
          </table:table-cell>
          <table:table-cell table:formula="of:=SUM([.E2:.E25])" office:value-type="float" office:value="10" calcext:value-type="float">
            <text:p>10</text:p>
          </table:table-cell>
          <table:table-cell table:formula="of:=SUM([.F2:.F25])" office:value-type="float" office:value="28" calcext:value-type="float">
            <text:p>28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6]/[.F26]" office:value-type="float" office:value="0.142857142857143" calcext:value-type="float">
            <text:p>0.142857142857143</text:p>
          </table:table-cell>
          <table:table-cell table:style-name="ce12" table:formula="of:=(([.B26]+[.C26])+0.5*[.D26])/[.F26]" office:value-type="float" office:value="0.642857142857143" calcext:value-type="float">
            <text:p>0.642857142857143</text:p>
          </table:table-cell>
          <table:table-cell table:style-name="ce12" table:formula="of:=(([.B26]+[.D26])+0.5*[.C26])/[.F26]" office:value-type="float" office:value="0.392857142857143" calcext:value-type="float">
            <text:p>0.392857142857143</text:p>
          </table:table-cell>
          <table:table-cell table:style-name="ce12" table:formula="of:=([.B26]+[.C26]+[.D26]+[.E26])/[.F26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nacular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a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0:.B35])" office:value-type="float" office:value="0" calcext:value-type="float">
            <text:p>0</text:p>
          </table:table-cell>
          <table:table-cell table:formula="of:=SUM([.C30:.C35])" office:value-type="float" office:value="4" calcext:value-type="float">
            <text:p>4</text:p>
          </table:table-cell>
          <table:table-cell table:formula="of:=SUM([.D30:.D35])" office:value-type="float" office:value="0" calcext:value-type="float">
            <text:p>0</text:p>
          </table:table-cell>
          <table:table-cell table:formula="of:=SUM([.E30:.E35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6]/6" office:value-type="float" office:value="0" calcext:value-type="float">
            <text:p>0</text:p>
          </table:table-cell>
          <table:table-cell table:style-name="ce12" table:formula="of:=([.B36]+[.C36]+0.5*[.D36])/6" office:value-type="float" office:value="0.666666666666667" calcext:value-type="float">
            <text:p>0.666666666666667</text:p>
          </table:table-cell>
          <table:table-cell table:style-name="ce12" table:formula="of:=([.B36]+[.D36]+0.5*[.C36])/6" office:value-type="float" office:value="0.333333333333333" calcext:value-type="float">
            <text:p>0.333333333333333</text:p>
          </table:table-cell>
          <table:table-cell table:style-name="ce12" table:formula="of:=([.B36]+[.C36]+[.D36]+[.E36])/6" office:value-type="float" office:value="0.833333333333333" calcext:value-type="float">
            <text:p>0.833333333333333</text:p>
          </table:table-cell>
          <table:table-cell/>
        </table:table-row>
      </table:table>
      <table:table table:name="agrotaxon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refScientific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number-columns-repeated="3"/>
          <table:table-cell table:formula="of:=SUM([.B2:.F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rnacuka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SUM([.B3:.F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Ord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5:.F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bSpecyRank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SUM([.B6:.F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amilyRan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7:.F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enusRank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8:.F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d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9:.F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ngdomRank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10:.F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sLowerRank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11:.F1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sHigherRank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12:.F1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ecyRank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13:.F1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ylum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14:.F14])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3" calcext:value-type="float">
            <text:p>3</text:p>
          </table:table-cell>
          <table:table-cell table:formula="of:=SUM([.C2:.C28])" office:value-type="float" office:value="10" calcext:value-type="float">
            <text:p>10</text:p>
          </table:table-cell>
          <table:table-cell table:formula="of:=SUM([.D2:.D28])" office:value-type="float" office:value="12" calcext:value-type="float">
            <text:p>12</text:p>
          </table:table-cell>
          <table:table-cell table:formula="of:=SUM([.E2:.E28])" office:value-type="float" office:value="22" calcext:value-type="float">
            <text:p>22</text:p>
          </table:table-cell>
          <table:table-cell table:formula="of:=SUM([.F2:.F28])" office:value-type="float" office:value="1" calcext:value-type="float">
            <text:p>1</text:p>
          </table:table-cell>
          <table:table-cell table:formula="of:=SUM([.G2:.G28])" office:value-type="float" office:value="48" calcext:value-type="float">
            <text:p>48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.0625" calcext:value-type="float">
            <text:p>0.0625</text:p>
          </table:table-cell>
          <table:table-cell table:style-name="ce12" table:formula="of:=(([.B29]+[.C29])+0.5*[.D29])/[.G29]" office:value-type="float" office:value="0.395833333333333" calcext:value-type="float">
            <text:p>0.395833333333333</text:p>
          </table:table-cell>
          <table:table-cell table:style-name="ce12" table:formula="of:=(([.B29]+[.D29])+0.5*[.C29])/[.G29]" office:value-type="float" office:value="0.416666666666667" calcext:value-type="float">
            <text:p>0.416666666666667</text:p>
          </table:table-cell>
          <table:table-cell table:style-name="ce12" table:formula="of:=([.B29]+[.C29]+[.D29]+[.E29])/[.G29]" office:value-type="float" office:value="0.979166666666667" calcext:value-type="float">
            <text:p>0.97916666666666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1" calcext:value-type="float">
            <text:p>1</text:p>
          </table:table-cell>
          <table:table-cell table:formula="of:=SUM([.D33:.D38])" office:value-type="float" office:value="3" calcext:value-type="float">
            <text:p>3</text:p>
          </table:table-cell>
          <table:table-cell table:formula="of:=SUM([.E33:.E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" calcext:value-type="float">
            <text:p>0</text:p>
          </table:table-cell>
          <table:table-cell table:style-name="ce12" table:formula="of:=([.B39]+[.C39]+0.5*[.D39])/6" office:value-type="float" office:value="0.416666666666667" calcext:value-type="float">
            <text:p>0.416666666666667</text:p>
          </table:table-cell>
          <table:table-cell table:style-name="ce12" table:formula="of:=([.B39]+[.D39]+0.5*[.C39])/6" office:value-type="float" office:value="0.583333333333333" calcext:value-type="float">
            <text:p>0.583333333333333</text:p>
          </table:table-cell>
          <table:table-cell table:style-name="ce12" table:formula="of:=([.B39]+[.C39]+[.D39]+[.E39])/6" office:value-type="float" office:value="0.833333333333333" calcext:value-type="float">
            <text:p>0.833333333333333</text:p>
          </table:table-cell>
          <table:table-cell table:number-columns-repeated="2"/>
        </table:table-row>
      </table:table>
      <table:table table:name="agrotaxon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cientif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B2:.F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erncaularnam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3:.F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4:.F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ecy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([.B6:.F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sHigherRank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B7:.F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ecy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8" calcext:value-type="float">
            <text:p>8</text:p>
          </table:table-cell>
          <table:table-cell table:formula="of:=SUM([.C2:.C28])" office:value-type="float" office:value="13" calcext:value-type="float">
            <text:p>13</text:p>
          </table:table-cell>
          <table:table-cell table:formula="of:=SUM([.D2:.D28])" office:value-type="float" office:value="2" calcext:value-type="float">
            <text:p>2</text:p>
          </table:table-cell>
          <table:table-cell table:formula="of:=SUM([.E2:.E28])" office:value-type="float" office:value="6" calcext:value-type="float">
            <text:p>6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29" calcext:value-type="float">
            <text:p>29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.275862068965517" calcext:value-type="float">
            <text:p>0.275862068965517</text:p>
          </table:table-cell>
          <table:table-cell table:style-name="ce12" table:formula="of:=(([.B29]+[.C29])+0.5*[.D29])/[.G29]" office:value-type="float" office:value="0.758620689655172" calcext:value-type="float">
            <text:p>0.758620689655172</text:p>
          </table:table-cell>
          <table:table-cell table:style-name="ce12" table:formula="of:=(([.B29]+[.D29])+0.5*[.C29])/[.G29]" office:value-type="float" office:value="0.568965517241379" calcext:value-type="float">
            <text:p>0.568965517241379</text:p>
          </table:table-cell>
          <table:table-cell table:style-name="ce12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2" calcext:value-type="float">
            <text:p>2</text:p>
          </table:table-cell>
          <table:table-cell table:formula="of:=SUM([.C33:.C38])" office:value-type="float" office:value="1" calcext:value-type="float">
            <text:p>1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.333333333333333" calcext:value-type="float">
            <text:p>0.333333333333333</text:p>
          </table:table-cell>
          <table:table-cell table:style-name="ce12" table:formula="of:=([.B39]+[.C39]+0.5*[.D39])/6" office:value-type="float" office:value="0.5" calcext:value-type="float">
            <text:p>0.5</text:p>
          </table:table-cell>
          <table:table-cell table:style-name="ce12" table:formula="of:=([.B39]+[.D39]+0.5*[.C39])/6" office:value-type="float" office:value="0.416666666666667" calcext:value-type="float">
            <text:p>0.416666666666667</text:p>
          </table:table-cell>
          <table:table-cell table:style-name="ce12" table:formula="of:=([.B39]+[.C39]+[.D39]+[.E39])/6" office:value-type="float" office:value="0.5" calcext:value-type="float">
            <text:p>0.5</text:p>
          </table:table-cell>
          <table:table-cell table:number-columns-repeated="2"/>
        </table:table-row>
      </table:table>
      <table:table table:name="agrovoc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include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SUM([.B2:.F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SUM([.B3:.F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4:.F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ylu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B5:.F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ingdo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([.B6:.F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B7:.F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uce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SUM([.B8:.F8])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4" calcext:value-type="float">
            <text:p>4</text:p>
          </table:table-cell>
          <table:table-cell table:formula="of:=SUM([.C2:.C28])" office:value-type="float" office:value="21" calcext:value-type="float">
            <text:p>21</text:p>
          </table:table-cell>
          <table:table-cell table:formula="of:=SUM([.D2:.D28])" office:value-type="float" office:value="2" calcext:value-type="float">
            <text:p>2</text:p>
          </table:table-cell>
          <table:table-cell table:formula="of:=SUM([.E2:.E28])" office:value-type="float" office:value="3" calcext:value-type="float">
            <text:p>3</text:p>
          </table:table-cell>
          <table:table-cell table:formula="of:=SUM([.F2:.F28])" office:value-type="float" office:value="3" calcext:value-type="float">
            <text:p>3</text:p>
          </table:table-cell>
          <table:table-cell table:formula="of:=SUM([.G2:.G28])" office:value-type="float" office:value="33" calcext:value-type="float">
            <text:p>33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.121212121212121" calcext:value-type="float">
            <text:p>0.121212121212121</text:p>
          </table:table-cell>
          <table:table-cell table:style-name="ce12" table:formula="of:=(([.B29]+[.C29])+0.5*[.D29])/[.G29]" office:value-type="float" office:value="0.787878787878788" calcext:value-type="float">
            <text:p>0.787878787878788</text:p>
          </table:table-cell>
          <table:table-cell table:style-name="ce12" table:formula="of:=(([.B29]+[.D29])+0.5*[.C29])/[.G29]" office:value-type="float" office:value="0.5" calcext:value-type="float">
            <text:p>0.5</text:p>
          </table:table-cell>
          <table:table-cell table:style-name="ce12" table:formula="of:=([.B29]+[.C29]+[.D29]+[.E29])/[.G29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.166666666666667" calcext:value-type="float">
            <text:p>0.166666666666667</text:p>
          </table:table-cell>
          <table:table-cell table:style-name="ce12" table:formula="of:=([.B39]+[.C39]+0.5*[.D39])/6" office:value-type="float" office:value="0.166666666666667" calcext:value-type="float">
            <text:p>0.166666666666667</text:p>
          </table:table-cell>
          <table:table-cell table:style-name="ce12" table:formula="of:=([.B39]+[.D39]+0.5*[.C39])/6" office:value-type="float" office:value="0.166666666666667" calcext:value-type="float">
            <text:p>0.166666666666667</text:p>
          </table:table-cell>
          <table:table-cell table:style-name="ce12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agrovoc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isUsedA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SUM([.B2:.F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Sympt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yrank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5:.F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sTaxoRank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SUM([.B6:.F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7:.F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clude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SUM([.B8:.F8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asMember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SUM([.B9:.F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10:.F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uce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B11:.F11])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4" calcext:value-type="float">
            <text:p>4</text:p>
          </table:table-cell>
          <table:table-cell table:formula="of:=SUM([.C2:.C28])" office:value-type="float" office:value="10" calcext:value-type="float">
            <text:p>10</text:p>
          </table:table-cell>
          <table:table-cell table:formula="of:=SUM([.D2:.D28])" office:value-type="float" office:value="4" calcext:value-type="float">
            <text:p>4</text:p>
          </table:table-cell>
          <table:table-cell table:formula="of:=SUM([.E2:.E28])" office:value-type="float" office:value="16" calcext:value-type="float">
            <text:p>16</text:p>
          </table:table-cell>
          <table:table-cell table:formula="of:=SUM([.F2:.F28])" office:value-type="float" office:value="25" calcext:value-type="float">
            <text:p>25</text:p>
          </table:table-cell>
          <table:table-cell table:formula="of:=SUM([.G2:.G28])" office:value-type="float" office:value="59" calcext:value-type="float">
            <text:p>59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.0677966101694915" calcext:value-type="float">
            <text:p>0.067796610169492</text:p>
          </table:table-cell>
          <table:table-cell table:style-name="ce12" table:formula="of:=(([.B29]+[.C29])+0.5*[.D29])/[.G29]" office:value-type="float" office:value="0.271186440677966" calcext:value-type="float">
            <text:p>0.271186440677966</text:p>
          </table:table-cell>
          <table:table-cell table:style-name="ce12" table:formula="of:=(([.B29]+[.D29])+0.5*[.C29])/[.G29]" office:value-type="float" office:value="0.220338983050847" calcext:value-type="float">
            <text:p>0.220338983050847</text:p>
          </table:table-cell>
          <table:table-cell table:style-name="ce12" table:formula="of:=([.B29]+[.C29]+[.D29]+[.E29])/[.G29]" office:value-type="float" office:value="0.576271186440678" calcext:value-type="float">
            <text:p>0.57627118644067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.166666666666667" calcext:value-type="float">
            <text:p>0.166666666666667</text:p>
          </table:table-cell>
          <table:table-cell table:style-name="ce12" table:formula="of:=([.B39]+[.C39]+0.5*[.D39])/6" office:value-type="float" office:value="0.166666666666667" calcext:value-type="float">
            <text:p>0.166666666666667</text:p>
          </table:table-cell>
          <table:table-cell table:style-name="ce12" table:formula="of:=([.B39]+[.D39]+0.5*[.C39])/6" office:value-type="float" office:value="0.166666666666667" calcext:value-type="float">
            <text:p>0.166666666666667</text:p>
          </table:table-cell>
          <table:table-cell table:style-name="ce12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agrovoc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6"/>
          <table:table-cell table:formula="of:=SUM([.B2:.F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0" calcext:value-type="float">
            <text:p>0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string" office:string-value="" calcext:value-type="error">
            <text:p>#DIV/0!</text:p>
          </table:table-cell>
          <table:table-cell table:style-name="ce12" table:formula="of:=(([.B29]+[.C29])+0.5*[.D29])/[.G29]" office:value-type="string" office:string-value="" calcext:value-type="error">
            <text:p>#DIV/0!</text:p>
          </table:table-cell>
          <table:table-cell table:style-name="ce12" table:formula="of:=(([.B29]+[.D29])+0.5*[.C29])/[.G29]" office:value-type="string" office:string-value="" calcext:value-type="error">
            <text:p>#DIV/0!</text:p>
          </table:table-cell>
          <table:table-cell table:style-name="ce12" table:formula="of:=([.B29]+[.C29]+[.D29]+[.E29])/[.G29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" calcext:value-type="float">
            <text:p>0</text:p>
          </table:table-cell>
          <table:table-cell table:style-name="ce12" table:formula="of:=([.B39]+[.C39]+0.5*[.D39])/6" office:value-type="float" office:value="0" calcext:value-type="float">
            <text:p>0</text:p>
          </table:table-cell>
          <table:table-cell table:style-name="ce12" table:formula="of:=([.B39]+[.D39]+0.5*[.C39])/6" office:value-type="float" office:value="0" calcext:value-type="float">
            <text:p>0</text:p>
          </table:table-cell>
          <table:table-cell table:style-name="ce12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dbpedia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SUM([.B2:.F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ass=monoct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3:.F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4:.F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ukaryo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SUM([.B6:.F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ngdomPlanta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7:.F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derCommelinid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B8:.F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SUM([.B9:.F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0:.F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mbryophy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SUM([.B11:.F1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2:.F1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formula="of:=SUM([.B13:.F1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nd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SUM([.B14:.F1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ap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SUM([.B15:.F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direct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SUM([.B16:.F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SUM([.B17:.F1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ingdomArchaeplastida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SUM([.B18:.F1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derPoale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SUM([.B19:.F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20:.F20]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6" calcext:value-type="float">
            <text:p>6</text:p>
          </table:table-cell>
          <table:table-cell table:formula="of:=SUM([.C2:.C28])" office:value-type="float" office:value="28" calcext:value-type="float">
            <text:p>28</text:p>
          </table:table-cell>
          <table:table-cell table:formula="of:=SUM([.D2:.D28])" office:value-type="float" office:value="34" calcext:value-type="float">
            <text:p>34</text:p>
          </table:table-cell>
          <table:table-cell table:formula="of:=SUM([.E2:.E28])" office:value-type="float" office:value="18" calcext:value-type="float">
            <text:p>18</text:p>
          </table:table-cell>
          <table:table-cell table:formula="of:=SUM([.F2:.F28])" office:value-type="float" office:value="11" calcext:value-type="float">
            <text:p>11</text:p>
          </table:table-cell>
          <table:table-cell table:formula="of:=SUM([.G2:.G28])" office:value-type="float" office:value="97" calcext:value-type="float">
            <text:p>97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.0618556701030928" calcext:value-type="float">
            <text:p>0.061855670103093</text:p>
          </table:table-cell>
          <table:table-cell table:style-name="ce12" table:formula="of:=(([.B29]+[.C29])+0.5*[.D29])/[.G29]" office:value-type="float" office:value="0.525773195876289" calcext:value-type="float">
            <text:p>0.525773195876289</text:p>
          </table:table-cell>
          <table:table-cell table:style-name="ce12" table:formula="of:=(([.B29]+[.D29])+0.5*[.C29])/[.G29]" office:value-type="float" office:value="0.556701030927835" calcext:value-type="float">
            <text:p>0.556701030927835</text:p>
          </table:table-cell>
          <table:table-cell table:style-name="ce12" table:formula="of:=([.B29]+[.C29]+[.D29]+[.E29])/[.G29]" office:value-type="float" office:value="0.88659793814433" calcext:value-type="float">
            <text:p>0.8865979381443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.166666666666667" calcext:value-type="float">
            <text:p>0.166666666666667</text:p>
          </table:table-cell>
          <table:table-cell table:style-name="ce12" table:formula="of:=([.B39]+[.C39]+0.5*[.D39])/6" office:value-type="float" office:value="0.166666666666667" calcext:value-type="float">
            <text:p>0.166666666666667</text:p>
          </table:table-cell>
          <table:table-cell table:style-name="ce12" table:formula="of:=([.B39]+[.D39]+0.5*[.C39])/6" office:value-type="float" office:value="0.166666666666667" calcext:value-type="float">
            <text:p>0.166666666666667</text:p>
          </table:table-cell>
          <table:table-cell table:style-name="ce12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dbpedia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2:.F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ass-Monocotyled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gdomPlanta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4:.F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ukaryo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ering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onAngiospem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9:.F9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ikiredirects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SUM([.B10:.F1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11:.F1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B12:.F1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verag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13:.F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ec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SUM([.B14:.F1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assMonocot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15:.F1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mai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16:.F1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7:.F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derCommelinid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8:.F1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derPoal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B19:.F1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ingdomPla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20:.F2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1:.F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direc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B22:.F2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23:.F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gdomArchaeplastid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4:.F2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oa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25:.F2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B26:.F26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ingdomEmbryophyt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7:.F2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3" calcext:value-type="float">
            <text:p>3</text:p>
          </table:table-cell>
          <table:table-cell table:formula="of:=SUM([.C2:.C28])" office:value-type="float" office:value="34" calcext:value-type="float">
            <text:p>34</text:p>
          </table:table-cell>
          <table:table-cell table:formula="of:=SUM([.D2:.D28])" office:value-type="float" office:value="14" calcext:value-type="float">
            <text:p>14</text:p>
          </table:table-cell>
          <table:table-cell table:formula="of:=SUM([.E2:.E28])" office:value-type="float" office:value="22" calcext:value-type="float">
            <text:p>22</text:p>
          </table:table-cell>
          <table:table-cell table:formula="of:=SUM([.F2:.F28])" office:value-type="float" office:value="21" calcext:value-type="float">
            <text:p>21</text:p>
          </table:table-cell>
          <table:table-cell table:formula="of:=SUM([.G2:.G28])" office:value-type="float" office:value="94" calcext:value-type="float">
            <text:p>94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.0319148936170213" calcext:value-type="float">
            <text:p>0.031914893617021</text:p>
          </table:table-cell>
          <table:table-cell table:style-name="ce12" table:formula="of:=(([.B29]+[.C29])+0.5*[.D29])/[.G29]" office:value-type="float" office:value="0.468085106382979" calcext:value-type="float">
            <text:p>0.468085106382979</text:p>
          </table:table-cell>
          <table:table-cell table:style-name="ce12" table:formula="of:=(([.B29]+[.D29])+0.5*[.C29])/[.G29]" office:value-type="float" office:value="0.361702127659574" calcext:value-type="float">
            <text:p>0.361702127659574</text:p>
          </table:table-cell>
          <table:table-cell table:style-name="ce12" table:formula="of:=([.B29]+[.C29]+[.D29]+[.E29])/[.G29]" office:value-type="float" office:value="0.776595744680851" calcext:value-type="float">
            <text:p>0.77659574468085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.166666666666667" calcext:value-type="float">
            <text:p>0.166666666666667</text:p>
          </table:table-cell>
          <table:table-cell table:style-name="ce12" table:formula="of:=([.B39]+[.C39]+0.5*[.D39])/6" office:value-type="float" office:value="0.166666666666667" calcext:value-type="float">
            <text:p>0.166666666666667</text:p>
          </table:table-cell>
          <table:table-cell table:style-name="ce12" table:formula="of:=([.B39]+[.D39]+0.5*[.C39])/6" office:value-type="float" office:value="0.166666666666667" calcext:value-type="float">
            <text:p>0.166666666666667</text:p>
          </table:table-cell>
          <table:table-cell table:style-name="ce12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dbpedia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SUM([.B2:.F2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mbryophyt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3:.F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eringPla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SUM([.B5:.F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SUM([.B6:.F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derCommlinied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B7:.F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ukaryo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ons galler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SUM([.B9:.F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slan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SUM([.B11:.F1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12:.F1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ec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SUM([.B13:.F1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ingdomPla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([.B14:.F1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litaryUni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5:.F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isionAngiosper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6:.F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B17:.F1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derPoal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([.B18:.F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oweringPla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SUM([.B19:.F1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ent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SUM([.B20:.F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assMonocotyledo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21:.F2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xonna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2:.F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23:.F2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nomial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formula="of:=SUM([.B24:.F24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lassMonocot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B25:.F2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directs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/>
          <table:table-cell table:formula="of:=SUM([.B26:.F26]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kingdomPlanta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27:.F2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tego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B28:.F2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B29:.F29]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table:formula="of:=SUM([.B30:.F3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31:.F31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31])" office:value-type="float" office:value="8" calcext:value-type="float">
            <text:p>8</text:p>
          </table:table-cell>
          <table:table-cell table:formula="of:=SUM([.C2:.C31])" office:value-type="float" office:value="38" calcext:value-type="float">
            <text:p>38</text:p>
          </table:table-cell>
          <table:table-cell table:formula="of:=SUM([.D2:.D31])" office:value-type="float" office:value="11" calcext:value-type="float">
            <text:p>11</text:p>
          </table:table-cell>
          <table:table-cell table:formula="of:=SUM([.E2:.E31])" office:value-type="float" office:value="171" calcext:value-type="float">
            <text:p>171</text:p>
          </table:table-cell>
          <table:table-cell table:formula="of:=SUM([.F2:.F31])" office:value-type="float" office:value="15" calcext:value-type="float">
            <text:p>15</text:p>
          </table:table-cell>
          <table:table-cell table:formula="of:=SUM([.G2:.G31])" office:value-type="float" office:value="243" calcext:value-type="float">
            <text:p>243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32]/[.G32]" office:value-type="float" office:value="0.0329218106995885" calcext:value-type="float">
            <text:p>0.032921810699589</text:p>
          </table:table-cell>
          <table:table-cell table:style-name="ce12" table:formula="of:=(([.B32]+[.C32])+0.5*[.D32])/[.G32]" office:value-type="float" office:value="0.211934156378601" calcext:value-type="float">
            <text:p>0.211934156378601</text:p>
          </table:table-cell>
          <table:table-cell table:style-name="ce12" table:formula="of:=(([.B32]+[.D32])+0.5*[.C32])/[.G32]" office:value-type="float" office:value="0.156378600823045" calcext:value-type="float">
            <text:p>0.156378600823045</text:p>
          </table:table-cell>
          <table:table-cell table:style-name="ce12" table:formula="of:=([.B32]+[.C32]+[.D32]+[.E32])/[.G32]" office:value-type="float" office:value="0.938271604938272" calcext:value-type="float">
            <text:p>0.93827160493827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6:.B41])" office:value-type="float" office:value="1" calcext:value-type="float">
            <text:p>1</text:p>
          </table:table-cell>
          <table:table-cell table:formula="of:=SUM([.C36:.C41])" office:value-type="float" office:value="0" calcext:value-type="float">
            <text:p>0</text:p>
          </table:table-cell>
          <table:table-cell table:formula="of:=SUM([.D36:.D41])" office:value-type="float" office:value="0" calcext:value-type="float">
            <text:p>0</text:p>
          </table:table-cell>
          <table:table-cell table:formula="of:=SUM([.E36:.E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42]/6" office:value-type="float" office:value="0.166666666666667" calcext:value-type="float">
            <text:p>0.166666666666667</text:p>
          </table:table-cell>
          <table:table-cell table:style-name="ce12" table:formula="of:=([.B42]+[.C42]+0.5*[.D42])/6" office:value-type="float" office:value="0.166666666666667" calcext:value-type="float">
            <text:p>0.166666666666667</text:p>
          </table:table-cell>
          <table:table-cell table:style-name="ce12" table:formula="of:=([.B42]+[.D42]+0.5*[.C42])/6" office:value-type="float" office:value="0.166666666666667" calcext:value-type="float">
            <text:p>0.166666666666667</text:p>
          </table:table-cell>
          <table:table-cell table:style-name="ce12" table:formula="of:=([.B42]+[.C42]+[.D42]+[.E42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taxref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ynonym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SUM([.B2:.F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pecyran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SUM([.B3:.F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sreferencenam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SUM([.B4:.F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ernacularnam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SUM([.B5:.F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nusran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SUM([.B6:.F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sSynonym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SUM([.B7:.F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sbitatBrackishwa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bitatTerrestri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Na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B10:.F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sReferenceNam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SUM([.B11:.F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bitatFreshwa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2" calcext:value-type="float">
            <text:p>2</text:p>
          </table:table-cell>
          <table:table-cell table:formula="of:=SUM([.C2:.C28])" office:value-type="float" office:value="11" calcext:value-type="float">
            <text:p>11</text:p>
          </table:table-cell>
          <table:table-cell table:formula="of:=SUM([.D2:.D28])" office:value-type="float" office:value="4" calcext:value-type="float">
            <text:p>4</text:p>
          </table:table-cell>
          <table:table-cell table:formula="of:=SUM([.E2:.E28])" office:value-type="float" office:value="31" calcext:value-type="float">
            <text:p>31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48" calcext:value-type="float">
            <text:p>48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.0416666666666667" calcext:value-type="float">
            <text:p>0.041666666666667</text:p>
          </table:table-cell>
          <table:table-cell table:style-name="ce12" table:formula="of:=(([.B29]+[.C29])+0.5*[.D29])/[.G29]" office:value-type="float" office:value="0.3125" calcext:value-type="float">
            <text:p>0.3125</text:p>
          </table:table-cell>
          <table:table-cell table:style-name="ce12" table:formula="of:=(([.B29]+[.D29])+0.5*[.C29])/[.G29]" office:value-type="float" office:value="0.239583333333333" calcext:value-type="float">
            <text:p>0.239583333333333</text:p>
          </table:table-cell>
          <table:table-cell table:style-name="ce12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2" calcext:value-type="float">
            <text:p>2</text:p>
          </table:table-cell>
          <table:table-cell table:formula="of:=SUM([.C33:.C38])" office:value-type="float" office:value="1" calcext:value-type="float">
            <text:p>1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.333333333333333" calcext:value-type="float">
            <text:p>0.333333333333333</text:p>
          </table:table-cell>
          <table:table-cell table:style-name="ce12" table:formula="of:=([.B39]+[.C39]+0.5*[.D39])/6" office:value-type="float" office:value="0.5" calcext:value-type="float">
            <text:p>0.5</text:p>
          </table:table-cell>
          <table:table-cell table:style-name="ce12" table:formula="of:=([.B39]+[.D39]+0.5*[.C39])/6" office:value-type="float" office:value="0.416666666666667" calcext:value-type="float">
            <text:p>0.416666666666667</text:p>
          </table:table-cell>
          <table:table-cell table:style-name="ce12" table:formula="of:=([.B39]+[.C39]+[.D39]+[.E39])/6" office:value-type="float" office:value="0.5" calcext:value-type="float">
            <text:p>0.5</text:p>
          </table:table-cell>
          <table:table-cell table:number-columns-repeated="2"/>
        </table:table-row>
      </table:table>
      <table:table table:name="taxref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hasSynony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SUM([.B2:.F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sbitatTerrestri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ReferenceNam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SUM([.B4:.F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sbitatFreshwa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5:.F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Synony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SUM([.B6:.F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8:.F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s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ReferenceNam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B10:.F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ecy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1" calcext:value-type="float">
            <text:p>1</text:p>
          </table:table-cell>
          <table:table-cell table:formula="of:=SUM([.C2:.C28])" office:value-type="float" office:value="5" calcext:value-type="float">
            <text:p>5</text:p>
          </table:table-cell>
          <table:table-cell table:formula="of:=SUM([.D2:.D28])" office:value-type="float" office:value="3" calcext:value-type="float">
            <text:p>3</text:p>
          </table:table-cell>
          <table:table-cell table:formula="of:=SUM([.E2:.E28])" office:value-type="float" office:value="14" calcext:value-type="float">
            <text:p>14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23" calcext:value-type="float">
            <text:p>23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.0434782608695652" calcext:value-type="float">
            <text:p>0.043478260869565</text:p>
          </table:table-cell>
          <table:table-cell table:style-name="ce12" table:formula="of:=(([.B29]+[.C29])+0.5*[.D29])/[.G29]" office:value-type="float" office:value="0.326086956521739" calcext:value-type="float">
            <text:p>0.326086956521739</text:p>
          </table:table-cell>
          <table:table-cell table:style-name="ce12" table:formula="of:=(([.B29]+[.D29])+0.5*[.C29])/[.G29]" office:value-type="float" office:value="0.282608695652174" calcext:value-type="float">
            <text:p>0.282608695652174</text:p>
          </table:table-cell>
          <table:table-cell table:style-name="ce12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1" calcext:value-type="float">
            <text:p>1</text:p>
          </table:table-cell>
          <table:table-cell table:formula="of:=SUM([.D33:.D38])" office:value-type="float" office:value="1" calcext:value-type="float">
            <text:p>1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.166666666666667" calcext:value-type="float">
            <text:p>0.166666666666667</text:p>
          </table:table-cell>
          <table:table-cell table:style-name="ce12" table:formula="of:=([.B39]+[.C39]+0.5*[.D39])/6" office:value-type="float" office:value="0.416666666666667" calcext:value-type="float">
            <text:p>0.416666666666667</text:p>
          </table:table-cell>
          <table:table-cell table:style-name="ce12" table:formula="of:=([.B39]+[.D39]+0.5*[.C39])/6" office:value-type="float" office:value="0.416666666666667" calcext:value-type="float">
            <text:p>0.416666666666667</text:p>
          </table:table-cell>
          <table:table-cell table:style-name="ce12" table:formula="of:=([.B39]+[.C39]+[.D39]+[.E39])/6" office:value-type="float" office:value="0.5" calcext:value-type="float">
            <text:p>0.5</text:p>
          </table:table-cell>
          <table:table-cell table:number-columns-repeated="2"/>
        </table:table-row>
      </table:table>
      <table:table table:name="taxref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hassynony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:.F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sreferencena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SUM([.B3:.F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abitatTerrestri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4:.F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bitatBrackishwater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formula="of:=SUM([.B5:.F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sSynony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SUM([.B6:.F6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aconNam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7:.F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abitatFreshwa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B8:.F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sRan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Referenc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SUM([.B10:.F10]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3" calcext:value-type="float">
            <text:p>3</text:p>
          </table:table-cell>
          <table:table-cell table:formula="of:=SUM([.C2:.C28])" office:value-type="float" office:value="15" calcext:value-type="float">
            <text:p>15</text:p>
          </table:table-cell>
          <table:table-cell table:formula="of:=SUM([.D2:.D28])" office:value-type="float" office:value="14" calcext:value-type="float">
            <text:p>14</text:p>
          </table:table-cell>
          <table:table-cell table:formula="of:=SUM([.E2:.E28])" office:value-type="float" office:value="50" calcext:value-type="float">
            <text:p>50</text:p>
          </table:table-cell>
          <table:table-cell table:formula="of:=SUM([.F2:.F28])" office:value-type="float" office:value="1" calcext:value-type="float">
            <text:p>1</text:p>
          </table:table-cell>
          <table:table-cell table:formula="of:=SUM([.G2:.G28])" office:value-type="float" office:value="83" calcext:value-type="float">
            <text:p>83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.036144578313253" calcext:value-type="float">
            <text:p>0.036144578313253</text:p>
          </table:table-cell>
          <table:table-cell table:style-name="ce12" table:formula="of:=(([.B29]+[.C29])+0.5*[.D29])/[.G29]" office:value-type="float" office:value="0.301204819277108" calcext:value-type="float">
            <text:p>0.301204819277108</text:p>
          </table:table-cell>
          <table:table-cell table:style-name="ce12" table:formula="of:=(([.B29]+[.D29])+0.5*[.C29])/[.G29]" office:value-type="float" office:value="0.295180722891566" calcext:value-type="float">
            <text:p>0.295180722891566</text:p>
          </table:table-cell>
          <table:table-cell table:style-name="ce12" table:formula="of:=([.B29]+[.C29]+[.D29]+[.E29])/[.G29]" office:value-type="float" office:value="0.987951807228916" calcext:value-type="float">
            <text:p>0.98795180722891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1" calcext:value-type="float">
            <text:p>1</text:p>
          </table:table-cell>
          <table:table-cell table:formula="of:=SUM([.E33:.E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" calcext:value-type="float">
            <text:p>0</text:p>
          </table:table-cell>
          <table:table-cell table:style-name="ce12" table:formula="of:=([.B39]+[.C39]+0.5*[.D39])/6" office:value-type="float" office:value="0.0833333333333333" calcext:value-type="float">
            <text:p>0.083333333333333</text:p>
          </table:table-cell>
          <table:table-cell table:style-name="ce12" table:formula="of:=([.B39]+[.D39]+0.5*[.C39])/6" office:value-type="float" office:value="0.166666666666667" calcext:value-type="float">
            <text:p>0.166666666666667</text:p>
          </table:table-cell>
          <table:table-cell table:style-name="ce12" table:formula="of:=([.B39]+[.C39]+[.D39]+[.E39])/6" office:value-type="float" office:value="0.333333333333333" calcext:value-type="float">
            <text:p>0.33333333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21:52:39.1543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3:46:10.302210335</meta:creation-date>
    <dc:date>2019-09-09T22:15:47.703795364</dc:date>
    <meta:editing-duration>P1DT18H5M16S</meta:editing-duration>
    <meta:editing-cycles>108</meta:editing-cycles>
    <meta:generator>LibreOffice/6.0.7.3$Linux_X86_64 LibreOffice_project/00m0$Build-3</meta:generator>
    <meta:document-statistic meta:table-count="13" meta:cell-count="1350" meta:object-count="0"/>
  </office:meta>
</office:document-meta>
</file>